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nux Libertine O" svg:font-family="'Linux Libertine O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note">
      <style:text-properties officeooo:rsid="001ffabd" officeooo:paragraph-rsid="001ffabd"/>
    </style:style>
    <style:style style:name="P2" style:family="paragraph" style:parent-style-name="Standard">
      <style:paragraph-properties fo:text-align="start" style:justify-single-word="false"/>
      <style:text-properties officeooo:paragraph-rsid="001ce3b2"/>
    </style:style>
    <style:style style:name="P3" style:family="paragraph" style:parent-style-name="Standard">
      <style:paragraph-properties fo:text-align="center" style:justify-single-word="false"/>
      <style:text-properties style:font-name="Linux Libertine O" fo:font-size="13pt" fo:language="en" fo:country="US" officeooo:rsid="000321ea" officeooo:paragraph-rsid="00176886" style:font-name-asian="宋体" style:font-size-asian="13pt" style:language-asian="zh" style:country-asian="CN" style:font-name-complex="Times New Roman1" style:font-size-complex="13pt" style:language-complex="ar" style:country-complex="SA"/>
    </style:style>
    <style:style style:name="P4" style:family="paragraph" style:parent-style-name="Standard">
      <style:paragraph-properties fo:text-align="start" style:justify-single-word="false"/>
      <style:text-properties style:font-name="Linux Libertine O" fo:font-size="11pt" fo:language="en" fo:country="US" officeooo:rsid="001cbd8f" officeooo:paragraph-rsid="001cbd8f" style:font-name-asian="宋体" style:font-size-asian="11pt" style:language-asian="zh" style:country-asian="CN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weight="bold" officeooo:rsid="001ce3b2" officeooo:paragraph-rsid="001ce3b2" style:font-name-asian="宋体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weight="bold" officeooo:rsid="001e187b" officeooo:paragraph-rsid="001e187b" style:font-name-asian="宋体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italic" fo:font-weight="bold" officeooo:rsid="001ce3b2" officeooo:paragraph-rsid="001ce3b2" style:font-name-asian="宋体" style:font-size-asian="11pt" style:language-asian="zh" style:country-asian="CN" style:font-style-asian="italic" style:font-weight-asian="bold" style:font-name-complex="Times New Roman1" style:font-size-complex="11pt" style:language-complex="ar" style:country-complex="SA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weight="normal" officeooo:rsid="001e187b" officeooo:paragraph-rsid="001e187b" style:font-name-asian="宋体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weight="normal" officeooo:rsid="001e6ce2" officeooo:paragraph-rsid="0023b792" style:font-name-asian="宋体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weight="normal" officeooo:rsid="001e7c20" officeooo:paragraph-rsid="001e7c20" style:font-name-asian="宋体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weight="normal" officeooo:rsid="0020f6ee" officeooo:paragraph-rsid="0020f6ee" style:font-name-asian="宋体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1ce3b2" officeooo:paragraph-rsid="001ce3b2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1ce3b2" officeooo:paragraph-rsid="001ce3b2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1e187b" officeooo:paragraph-rsid="001e187b" style:font-style-asian="italic" style:font-weight-asian="bold" style:font-style-complex="italic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Linux Libertine O" fo:font-size="13pt" fo:language="en" fo:country="US" officeooo:rsid="00027320" officeooo:paragraph-rsid="001cbd8f" style:font-name-asian="宋体" style:font-size-asian="13pt" style:language-asian="zh" style:country-asian="CN" style:font-name-complex="Times New Roman1" style:font-size-complex="13pt" style:language-complex="ar" style:country-complex="SA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nux Libertine O" fo:font-size="11pt" fo:language="en" fo:country="US" officeooo:rsid="001cbd8f" officeooo:paragraph-rsid="001cbd8f" style:font-name-asian="宋体" style:font-size-asian="11pt" style:language-asian="zh" style:country-asian="CN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officeooo:rsid="001cbd8f" officeooo:paragraph-rsid="001cbd8f" style:font-name-asian="宋体" style:font-size-asian="11pt" style:language-asian="zh" style:country-asian="CN" style:font-style-asian="normal" style:font-name-complex="Times New Roman1" style:font-size-complex="11pt" style:language-complex="ar" style:country-complex="SA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fo:font-weight="bold" officeooo:rsid="001ce3b2" officeooo:paragraph-rsid="001ce3b2" style:font-name-asian="宋体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fo:font-weight="normal" officeooo:rsid="001ce3b2" officeooo:paragraph-rsid="001ce3b2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normal" officeooo:rsid="001ce3b2" officeooo:paragraph-rsid="001ce3b2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normal" officeooo:rsid="001e187b" officeooo:paragraph-rsid="001e187b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normal" officeooo:rsid="001e6ce2" officeooo:paragraph-rsid="001e187b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normal" officeooo:rsid="001e6ce2" officeooo:paragraph-rsid="0023b792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normal" officeooo:rsid="001e6ce2" officeooo:paragraph-rsid="001e6ce2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normal" officeooo:rsid="0020f6ee" officeooo:paragraph-rsid="0020f6ee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Linux Libertine O" fo:font-size="11pt" fo:language="en" fo:country="US" fo:font-style="normal" style:text-underline-style="none" fo:font-weight="normal" officeooo:rsid="0020f6ee" officeooo:paragraph-rsid="0020f6ee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normal" officeooo:rsid="0023b792" officeooo:paragraph-rsid="0023b792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bold" officeooo:rsid="001ce3b2" officeooo:paragraph-rsid="001ce3b2" style:font-name-asian="宋体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nux Libertine O" fo:font-size="11pt" fo:language="en" fo:country="US" fo:font-style="normal" style:text-underline-style="none" fo:font-weight="bold" officeooo:rsid="0023b792" officeooo:paragraph-rsid="0023b792" style:font-name-asian="宋体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T1" style:family="text">
      <style:text-properties officeooo:rsid="001cbd8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ffabd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1e6ce2" style:font-style-asian="normal" style:font-style-complex="normal"/>
    </style:style>
    <style:style style:name="T12" style:family="text">
      <style:text-properties fo:font-style="normal" style:text-underline-style="none" officeooo:rsid="001ffabd" style:font-style-asian="normal" style:font-style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Linux Libertine O" fo:font-size="11pt" fo:language="en" fo:country="US" fo:font-style="normal" style:text-underline-style="none" fo:font-weight="normal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5" style:family="text">
      <style:text-properties style:font-name="Linux Libertine O" fo:font-size="11pt" fo:language="en" fo:country="US" fo:font-style="normal" style:text-underline-style="none" fo:font-weight="normal" officeooo:rsid="001ce3b2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6" style:family="text">
      <style:text-properties style:font-name="Linux Libertine O" fo:font-size="11pt" fo:language="en" fo:country="US" fo:font-style="normal" style:text-underline-style="none" fo:font-weight="normal" officeooo:rsid="001e187b" style:font-name-asian="宋体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7" style:family="text">
      <style:text-properties style:font-name="Linux Libertine O" fo:font-size="11pt" fo:language="en" fo:country="US" fo:font-style="italic" style:text-underline-style="none" fo:font-weight="normal" officeooo:rsid="001ce3b2" style:font-name-asian="宋体" style:font-size-asian="11pt" style:language-asian="zh" style:country-asian="CN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T18" style:family="text">
      <style:text-properties style:font-name="Linux Libertine O" fo:font-size="11pt" fo:language="en" fo:country="US" style:text-underline-style="none" fo:font-weight="normal" style:font-name-asian="宋体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<text:span text:style-name="T1">egação do vazio: Falha de segurança na fala</text:span></text:p>
      <text:p text:style-name="P3"/>
      <text:p text:style-name="P4">A negação do vazio é utilizada hoje em dia como maneira de conjugar uma frase, e o entendimento desta expressão é contrário ao seu significado lógico. Isto é, ouvintes do discurso, ou mesmo o orador, interpretam a negação do vazio de maneira contrária ao seu verdadeiro sentido lógico.</text:p>
      <text:p text:style-name="P4"/>
      <text:p text:style-name="P4">Temos 3 maneiras de quantificar:</text:p>
      <text:list xml:id="list2737059408" text:style-name="L1">
        <text:list-item>
          <text:p text:style-name="P16">Todo ou tudo</text:p>
        </text:list-item>
        <text:list-item>
          <text:p text:style-name="P16">Parte ou algo ou algum ou alguém ou isso</text:p>
        </text:list-item>
        <text:list-item>
          <text:p text:style-name="P16">Vazio ou nada ou ninguém ou nenhum</text:p>
        </text:list-item>
      </text:list>
      <text:p text:style-name="P4"/>
      <text:p text:style-name="P4">Com vazio<text:span text:style-name="T7"> eu estou-me a referir à 3ª maneira de quantificar das opções acima descritas. Este é o significado de vazio quando digo </text:span><text:span text:style-name="T2">negação do vazio</text:span><text:span text:style-name="T7">.</text:span></text:p>
      <text:p text:style-name="P17"/>
      <text:p text:style-name="P18">Exemplos:</text:p>
      <text:p text:style-name="P19">“Não quero nada disso.”</text:p>
      <text:p text:style-name="P5"><text:span text:style-name="T8">A pessoa quer afirmar que </text:span><text:span text:style-name="T3">não quer isso</text:span><text:span text:style-name="T8">, mas logicamente ela está a cometer uma incorrecção; está a afirmar que </text:span><text:span text:style-name="T3">quer parte disso</text:span><text:span text:style-name="T8"> ou </text:span><text:span text:style-name="T4">quer tudo (o todo) disso</text:span><text:span text:style-name="T9">.</text:span></text:p>
      <text:p text:style-name="P20"/>
      <text:p text:style-name="P20">Vou dividir o raciocínio lógico de maneira a facilitar a compreensão:</text:p>
      <text:p text:style-name="P7"><text:span text:style-name="T13">Não querer nada</text:span><text:span text:style-name="T9"> é contrário a </text:span><text:span text:style-name="T13">querer nada</text:span><text:span text:style-name="T9">.</text:span></text:p>
      <text:p text:style-name="P7"><text:span text:style-name="T13">Querer nada</text:span><text:span text:style-name="T9">, significa </text:span><text:span text:style-name="T13">não querer</text:span><text:span text:style-name="T9">.</text:span></text:p>
      <text:p text:style-name="P2"><text:span text:style-name="T16">O contrário, n</text:span><text:span text:style-name="T15">a fala Portuguesa de hoje em dia (fala dualista/binária - baseada no sim e não), de </text:span><text:span text:style-name="T17">não querer</text:span><text:span text:style-name="T15"> é </text:span><text:span text:style-name="T17">querer;</text:span><text:span text:style-name="T15"> logo </text:span><text:span text:style-name="T17">não querer nada</text:span><text:span text:style-name="T15"> é </text:span><text:span text:style-name="T17">querer</text:span><text:span text:style-name="T15">.</text:span></text:p>
      <text:p text:style-name="P20"/>
      <text:p text:style-name="P20">Outro exercício que podemos fazer:</text:p>
      <text:p text:style-name="P12"><text:span text:style-name="T18">Não querer nada</text:span><text:span text:style-name="T14"> significa </text:span><text:span text:style-name="T18">querer tudo</text:span><text:span text:style-name="T14"> ou </text:span><text:span text:style-name="T18">querer parte</text:span><text:span text:style-name="T14">.</text:span></text:p>
      <text:p text:style-name="P12"><text:span text:style-name="T18">Querer tudo</text:span><text:span text:style-name="T14"> significa </text:span><text:span text:style-name="T18">querer</text:span><text:span text:style-name="T14">.</text:span></text:p>
      <text:p text:style-name="P12"><text:span text:style-name="T18">Querer parte </text:span><text:span text:style-name="T14">significa </text:span><text:span text:style-name="T18">querer</text:span><text:span text:style-name="T14">.</text:span></text:p>
      <text:p text:style-name="P12"><text:span text:style-name="T14">Logo </text:span><text:span text:style-name="T18">não querer nada</text:span><text:span text:style-name="T14"> significa </text:span><text:span text:style-name="T18">querer</text:span><text:span text:style-name="T14">.</text:span></text:p>
      <text:p text:style-name="P28"/>
      <text:p text:style-name="P28">Soluções:</text:p>
      <text:p text:style-name="P13"><text:span text:style-name="T14">A solução para não cometer </text:span><text:span text:style-name="T16">esta </text:span><text:span text:style-name="T14">incorrecção</text:span><text:span text:style-name="T16"> é simples.</text:span></text:p>
      <text:p text:style-name="P14"><text:span text:style-name="T14">Passa por tirar o vazio da frase (neste caso o vazio é a palavra </text:span><text:span text:style-name="T18">nada</text:span><text:span text:style-name="T14">).</text:span></text:p>
      <text:p text:style-name="P14"><text:span text:style-name="T14">Em vez de dizeres </text:span><text:span text:style-name="T18">não quero nada</text:span><text:span text:style-name="T14"> diz </text:span><text:span text:style-name="T18">não quero</text:span><text:span text:style-name="T14">.</text:span></text:p>
      <text:p text:style-name="P20"/>
      <text:p text:style-name="P6"><text:span text:style-name="T10">Outros exemplos de </text:span><text:span text:style-name="T5">negação do vazio</text:span><text:span text:style-name="T10">:</text:span></text:p>
      <text:p text:style-name="P21">“Não quero ir a lado nenhum.”</text:p>
      <text:p text:style-name="P21">“Não acredito em nada.”</text:p>
      <text:p text:style-name="P21">“Não admiro ninguém.”</text:p>
      <text:p text:style-name="P21"/>
      <text:p text:style-name="P6"><text:span text:style-name="T10">Exemplos de </text:span><text:span text:style-name="T5">negação do vazio</text:span><text:span text:style-name="T10"> correctas:</text:span></text:p>
      <text:p text:style-name="P8"><text:span text:style-name="T10">“</text:span><text:span text:style-name="T11">Não preciso de provar nada para ninguém.”</text:span></text:p>
      <text:p text:style-name="P22">“Não te cobro nada não.”</text:p>
      <text:p text:style-name="P22"/>
      <text:p text:style-name="P9"><text:span text:style-name="T10">Surpreendentemente países que adoptaram a língua Portuguesa como sua língua materna detectaram a falta de lógica da </text:span><text:span text:style-name="T5">negação do vazio</text:span><text:span text:style-name="T10">. Isto é surpreendente.</text:span></text:p>
      <text:p text:style-name="P23"/>
      <text:p text:style-name="P9"><text:span text:style-name="T10">Reparam claramente que a </text:span><text:span text:style-name="T5">negação do vazio</text:span><text:span text:style-name="T10"> utilizada pelos portugueses não correspondia à sua intenção, que é negar algo ou negar tudo. Não tendo lógica alguns países, que adoptaram a língua Portuguesa, criaram uma maneira de falar correctamente conforme a lógica.</text:span></text:p>
      <text:p text:style-name="P9"><text:span text:style-name="T10">Assim nasceu a </text:span><text:span text:style-name="T5">negação do vazio negado</text:span><text:span text:style-name="T10"> ou </text:span><text:span text:style-name="T5">negação da negação do vazio</text:span><text:span text:style-name="T10">. E esta é logicamente correcta.</text:span></text:p>
      <text:p text:style-name="P24"><text:soft-page-break/>Não, os portugueses não falam melhor português do que os brasileiros. A mente do iniciante é certamente mais inteligente do que a mente do mestre. (Pausa para assimilação)</text:p>
      <text:p text:style-name="P24"/>
      <text:p text:style-name="P10"><text:span text:style-name="T10">Por isso, desculpem-me o erro do título “Exemplos de </text:span><text:span text:style-name="T5">negação do vazio</text:span><text:span text:style-name="T10"> correctas” porque não existem </text:span><text:span text:style-name="T5">negações do vazio</text:span><text:span text:style-name="T10"> correctas</text:span><text:span text:style-name="T10"><text:note text:id="ftn1" text:note-class="footnote"><text:note-citation>1</text:note-citation><text:note-body><text:p text:style-name="P1">a não ser que a intenção seja afirmar Parte ou Todo</text:p></text:note-body></text:note></text:span><text:span text:style-name="T10">. </text:span><text:span text:style-name="T12">Este pode ser alterado para “Exemplos de </text:span><text:span text:style-name="T6">negação do vazio negado</text:span><text:span text:style-name="T12">” agora que compreendemos.</text:span></text:p>
      <text:p text:style-name="P11"><text:span text:style-name="T12">E</text:span><text:span text:style-name="T10">ssas 2 frases representam exemplos do conceito </text:span><text:span text:style-name="T5">negação do vazio negado</text:span><text:span text:style-name="T10">.</text:span></text:p>
      <text:p text:style-name="P25"/>
      <text:p text:style-name="P25"/>
      <text:p text:style-name="P29">Poema:</text:p>
      <text:p text:style-name="P27"/>
      <text:p text:style-name="P25">No nada não existe o espaço.</text:p>
      <text:p text:style-name="P25">O nada não é bonito.</text:p>
      <text:p text:style-name="P25">O nada não é tudo.</text:p>
      <text:p text:style-name="P25">Aquilo que tem propriedades não designamos por nada.</text:p>
      <text:p text:style-name="P25"/>
      <text:p text:style-name="P25"/>
      <text:p text:style-name="P26">Daniel Santos</text:p>
      <text:p text:style-name="P26">edição original: 23-09-2013</text:p>
      <text:p text:style-name="P26">2ª ediçâo: 06-05-2020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nux Libertine O" svg:font-family="'Linux Libertine O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2-10T09:38:00</meta:creation-date>
    <meta:initial-creator>daniel</meta:initial-creator>
    <meta:print-date>2019-02-10T08:56:00</meta:print-date>
    <dc:date>2020-05-06T13:10:00.236972586</dc:date>
    <meta:editing-cycles>18</meta:editing-cycles>
    <meta:editing-duration>PT1H33M46S</meta:editing-duration>
    <meta:generator>LibreOffice/6.3.6.2$Linux_X86_64 LibreOffice_project/30$Build-2</meta:generator>
    <meta:document-statistic meta:table-count="0" meta:image-count="0" meta:object-count="0" meta:page-count="2" meta:paragraph-count="45" meta:word-count="494" meta:character-count="2884" meta:non-whitespace-character-count="2438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